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3F600000370B828B5891AD135DB.png" manifest:media-type="image/png"/>
  <manifest:file-entry manifest:full-path="Pictures/100002010000042800000306183CE2FEDB53D194.png" manifest:media-type="image/png"/>
  <manifest:file-entry manifest:full-path="Pictures/100002010000044B00000219C65445C28CAD54E7.png" manifest:media-type="image/png"/>
  <manifest:file-entry manifest:full-path="Pictures/1000020100000428000002AFD134F3424ECF94A1.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4B1000002F786B597C5A5EDB038.png" manifest:media-type="image/png"/>
  <manifest:file-entry manifest:full-path="Pictures/1000000000000690000003AC77769A216676F5EB.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558000002EB2AD06B701C1898A2.png" manifest:media-type="image/png"/>
  <manifest:file-entry manifest:full-path="Pictures/100002010000050E00000365D9A6032A686B9DA0.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1"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5"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2" style:family="paragraph" style:parent-style-name="Standard">
      <style:paragraph-properties fo:margin-left="0cm" fo:margin-right="0cm" fo:text-align="justify" style:justify-single-word="false" fo:text-indent="1.249cm" style:auto-text-indent="false"/>
      <style:text-properties fo:language="en" fo:country="US" officeooo:rsid="004cc53d" officeooo:paragraph-rsid="004cc53d" fo:background-color="transparent"/>
    </style:style>
    <style:style style:name="P43"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4"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45"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6" style:family="paragraph" style:parent-style-name="Footnote">
      <style:text-properties officeooo:rsid="003d94d6" officeooo:paragraph-rsid="003d94d6"/>
    </style:style>
    <style:style style:name="P47" style:family="paragraph" style:parent-style-name="Footnote">
      <style:text-properties officeooo:paragraph-rsid="00476b81"/>
    </style:style>
    <style:style style:name="P48" style:family="paragraph" style:parent-style-name="Footnote">
      <style:text-properties officeooo:paragraph-rsid="004843c9"/>
    </style:style>
    <style:style style:name="P49"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50"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51" style:family="paragraph" style:parent-style-name="List_20_Paragraph" style:list-style-name="WWNum1">
      <style:paragraph-properties fo:text-align="justify" style:justify-single-word="false"/>
    </style:style>
    <style:style style:name="P52" style:family="paragraph" style:parent-style-name="List_20_Paragraph" style:list-style-name="WWNum2">
      <style:paragraph-properties fo:text-align="justify" style:justify-single-word="false"/>
    </style:style>
    <style:style style:name="P53" style:family="paragraph" style:parent-style-name="List_20_Paragraph" style:list-style-name="WWNum2">
      <style:paragraph-properties fo:text-align="justify" style:justify-single-word="false"/>
      <style:text-properties officeooo:paragraph-rsid="004e8a5a"/>
    </style:style>
    <style:style style:name="P54" style:family="paragraph" style:parent-style-name="footnote_20_text" style:master-page-name="Converted2">
      <style:paragraph-properties style:page-number="auto"/>
    </style:style>
    <style:style style:name="P55" style:family="paragraph" style:parent-style-name="footnote_20_text" style:master-page-name="Converted2">
      <style:paragraph-properties fo:text-align="justify" style:justify-single-word="false" style:page-number="auto"/>
    </style:style>
    <style:style style:name="P56" style:family="paragraph" style:parent-style-name="footnote_20_text" style:master-page-name="Converted4">
      <style:paragraph-properties style:page-number="auto"/>
      <style:text-properties fo:language="en" fo:country="US" officeooo:paragraph-rsid="0039896f"/>
    </style:style>
    <style:style style:name="P57" style:family="paragraph">
      <style:paragraph-properties fo:text-align="center"/>
    </style:style>
    <style:style style:name="P58"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c9e3d"/>
    </style:style>
    <style:style style:name="T3" style:family="text">
      <style:text-properties officeooo:rsid="003d94d6"/>
    </style:style>
    <style:style style:name="T4" style:family="text">
      <style:text-properties officeooo:rsid="0043a85f"/>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officeooo:rsid="001a5b25" style:font-weight-asian="bold"/>
    </style:style>
    <style:style style:name="T8" style:family="text">
      <style:text-properties fo:language="en" fo:country="US"/>
    </style:style>
    <style:style style:name="T9" style:family="text">
      <style:text-properties fo:language="en" fo:country="US" officeooo:rsid="00423b09"/>
    </style:style>
    <style:style style:name="T10" style:family="text">
      <style:text-properties officeooo:rsid="000bc274"/>
    </style:style>
    <style:style style:name="T11" style:family="text">
      <style:text-properties fo:font-style="italic" style:font-style-asian="italic" style:font-style-complex="italic"/>
    </style:style>
    <style:style style:name="T12" style:family="text">
      <style:text-properties fo:font-style="italic" officeooo:rsid="000bc274" style:font-style-asian="italic" style:font-style-complex="italic"/>
    </style:style>
    <style:style style:name="T13" style:family="text">
      <style:text-properties fo:font-style="italic" officeooo:rsid="002c939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0ccb86"/>
    </style:style>
    <style:style style:name="T16" style:family="text">
      <style:text-properties officeooo:rsid="000d0a6f"/>
    </style:style>
    <style:style style:name="T17" style:family="text">
      <style:text-properties officeooo:rsid="0011e487"/>
    </style:style>
    <style:style style:name="T18" style:family="text">
      <style:text-properties officeooo:rsid="00120c32"/>
    </style:style>
    <style:style style:name="T19" style:family="text">
      <style:text-properties officeooo:rsid="00138736"/>
    </style:style>
    <style:style style:name="T20" style:family="text">
      <style:text-properties officeooo:rsid="00146b8c"/>
    </style:style>
    <style:style style:name="T21" style:family="text">
      <style:text-properties officeooo:rsid="00171140"/>
    </style:style>
    <style:style style:name="T22" style:family="text">
      <style:text-properties officeooo:rsid="001a5b25"/>
    </style:style>
    <style:style style:name="T23" style:family="text">
      <style:text-properties officeooo:rsid="001e9cb3"/>
    </style:style>
    <style:style style:name="T24" style:family="text">
      <style:text-properties officeooo:rsid="001ef7c3"/>
    </style:style>
    <style:style style:name="T25" style:family="text">
      <style:text-properties officeooo:rsid="00213f04"/>
    </style:style>
    <style:style style:name="T26" style:family="text">
      <style:text-properties officeooo:rsid="00222655"/>
    </style:style>
    <style:style style:name="T27" style:family="text">
      <style:text-properties officeooo:rsid="00234607"/>
    </style:style>
    <style:style style:name="T28" style:family="text">
      <style:text-properties style:text-underline-style="none" fo:font-weight="bold" style:font-weight-asian="bold" style:font-weight-complex="bold"/>
    </style:style>
    <style:style style:name="T29" style:family="text">
      <style:text-properties officeooo:rsid="002ad7dc"/>
    </style:style>
    <style:style style:name="T30" style:family="text">
      <style:text-properties officeooo:rsid="0032cb3e"/>
    </style:style>
    <style:style style:name="T31" style:family="text">
      <style:text-properties officeooo:rsid="00312c03"/>
    </style:style>
    <style:style style:name="T32" style:family="text">
      <style:text-properties fo:font-style="normal" style:font-style-asian="normal" style:font-style-complex="normal"/>
    </style:style>
    <style:style style:name="T33" style:family="text">
      <style:text-properties officeooo:rsid="0032625a"/>
    </style:style>
    <style:style style:name="T34" style:family="text">
      <style:text-properties officeooo:rsid="0033fa4d"/>
    </style:style>
    <style:style style:name="T35" style:family="text">
      <style:text-properties style:text-position="super 58%"/>
    </style:style>
    <style:style style:name="T36" style:family="text">
      <style:text-properties style:text-position="super 58%" officeooo:rsid="003d94d6"/>
    </style:style>
    <style:style style:name="T37" style:family="text">
      <style:text-properties officeooo:rsid="0030ce2a"/>
    </style:style>
    <style:style style:name="T38" style:family="text">
      <style:text-properties officeooo:rsid="002ed6e0"/>
    </style:style>
    <style:style style:name="T39" style:family="text">
      <style:text-properties officeooo:rsid="0035d076"/>
    </style:style>
    <style:style style:name="T40" style:family="text">
      <style:text-properties fo:background-color="transparent" loext:char-shading-value="0"/>
    </style:style>
    <style:style style:name="T41" style:family="text">
      <style:text-properties officeooo:rsid="005282c8" fo:background-color="transparent" loext:char-shading-value="0"/>
    </style:style>
    <style:style style:name="T42" style:family="text">
      <style:text-properties officeooo:rsid="00365342"/>
    </style:style>
    <style:style style:name="T43" style:family="text">
      <style:text-properties officeooo:rsid="0039896f"/>
    </style:style>
    <style:style style:name="T44" style:family="text">
      <style:text-properties officeooo:rsid="004035bb"/>
    </style:style>
    <style:style style:name="T45" style:family="text">
      <style:text-properties officeooo:rsid="003d0bf0"/>
    </style:style>
    <style:style style:name="T46" style:family="text">
      <style:text-properties style:text-line-through-style="none" style:text-line-through-type="none" officeooo:rsid="003d0bf0"/>
    </style:style>
    <style:style style:name="T47" style:family="text">
      <style:text-properties officeooo:rsid="003e669c"/>
    </style:style>
    <style:style style:name="T48" style:family="text">
      <style:text-properties officeooo:rsid="00420499"/>
    </style:style>
    <style:style style:name="T49" style:family="text">
      <style:text-properties officeooo:rsid="00457bfe"/>
    </style:style>
    <style:style style:name="T50" style:family="text">
      <style:text-properties officeooo:rsid="004949bf"/>
    </style:style>
    <style:style style:name="T51" style:family="text">
      <style:text-properties officeooo:rsid="004b9b8a"/>
    </style:style>
    <style:style style:name="T52" style:family="text">
      <style:text-properties officeooo:rsid="0049e44f"/>
    </style:style>
    <style:style style:name="T53" style:family="text">
      <style:text-properties officeooo:rsid="004f89ff"/>
    </style:style>
    <style:style style:name="T54" style:family="text">
      <style:text-properties fo:color="#ff3333"/>
    </style:style>
    <style:style style:name="T55" style:family="text">
      <style:text-properties fo:color="#ff3333" officeooo:rsid="00457bfe"/>
    </style:style>
    <style:style style:name="T56" style:family="text">
      <style:text-properties fo:color="#ff3333" officeooo:rsid="0043a85f"/>
    </style:style>
    <style:style style:name="T57" style:family="text">
      <style:text-properties officeooo:rsid="005a17b3"/>
    </style:style>
    <style:style style:name="T58" style:family="text">
      <style:text-properties officeooo:rsid="005bc657"/>
    </style:style>
    <style:style style:name="T59" style:family="text">
      <style:text-properties officeooo:rsid="00605f77"/>
    </style:style>
    <style:style style:name="T60" style:family="text">
      <style:text-properties officeooo:rsid="006103f3"/>
    </style:style>
    <style:style style:name="T61" style:family="text">
      <style:text-properties officeooo:rsid="00388235"/>
    </style:style>
    <style:style style:name="T62" style:family="text">
      <style:text-properties officeooo:rsid="003a13d8"/>
    </style:style>
    <style:style style:name="T63" style:family="text">
      <style:text-properties officeooo:rsid="003e7bef"/>
    </style:style>
    <style:style style:name="T64" style:family="text">
      <style:text-properties officeooo:rsid="00401e05"/>
    </style:style>
    <style:style style:name="T65" style:family="text">
      <style:text-properties officeooo:rsid="00449e0a"/>
    </style:style>
    <style:style style:name="T66" style:family="text">
      <style:text-properties officeooo:rsid="00452395"/>
    </style:style>
    <style:style style:name="T67" style:family="text">
      <style:text-properties officeooo:rsid="00476b81"/>
    </style:style>
    <style:style style:name="T68" style:family="text">
      <style:text-properties officeooo:rsid="004843c9"/>
    </style:style>
    <style:style style:name="T69" style:family="text">
      <style:text-properties officeooo:rsid="00499112"/>
    </style:style>
    <style:style style:name="T70" style:family="text">
      <style:text-properties fo:font-weight="normal" officeooo:rsid="004c9e3d"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0">tilisateurs de l’application </text:span><text:span text:style-name="T12">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0">(</text:span>Deployment_and_Setting_Documentation<text:span text:style-name="T10">).</text:span></text:p>
      <text:list xml:id="list8454853610186560254" text:style-name="WWNum1">
        <text:list-item>
          <text:p text:style-name="P51">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1">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0">pour toute revue candidate au dédoublonnement,</text:span> de reconstituer une seule et unique collection aussi complète et reliée que possible à partir des éléments épars dont dispose<text:span text:style-name="T10">nt</text:span> les bibliothèques participant à l’opération.</text:p>
      <text:p text:style-name="P14"/>
      <text:p text:style-name="P14"/>
      <text:list xml:id="list103601458888009" text:continue-numbering="true" text:style-name="WWNum1">
        <text:list-item>
          <text:p text:style-name="P51">Principes</text:p>
        </text:list-item>
      </text:list>
      <text:p text:style-name="P14"/>
      <text:p text:style-name="P14"><text:tab/>Nous partons de l’hypothèse de politique documentaire suivante : Les bibliothèques participantes reconstituent et conservent <text:span text:style-name="T28">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8">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1">eplouribousse</text:span>.</text:p>
      <text:p text:style-name="P14"><text:tab/><text:span text:style-name="T11">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03601130470962" text:continue-numbering="true" text:style-name="WWNum1">
        <text:list-item>
          <text:p text:style-name="P51">Aspects juridiques (Réutilisation des données)</text:p>
        </text:list-item>
      </text:list>
      <text:p text:style-name="P14"/>
      <text:p text:style-name="P14"><text:tab/>Les données de la base doivent être r<text:span text:style-name="T16">é</text:span>glementairement exploitables. Les données <text:span text:style-name="T15">sources</text:span> sont récupérées du Sudoc ; sauf indication contraire, elles sont librement réutilisables (Licence Etalab)</text:p>
      <text:p text:style-name="P14"><text:tab/>Pour toute autre instance d’<text:span text:style-name="T11">eplouribousse</text:span>, il conviendra de s’assurer que la réutilisation du jeu de données est réglementaire.</text:p>
      <text:p text:style-name="P14"/>
      <text:list xml:id="list103601430860376" text:continue-numbering="true" text:style-name="WWNum1">
        <text:list-item>
          <text:p text:style-name="P51"><text:s/>Aperçu général des fonctionnalités</text:p>
        </text:list-item>
      </text:list>
      <text:p text:style-name="P14"><text:tab/></text:p>
      <text:p text:style-name="P14"><text:soft-page-break/><text:tab/>Dans l’ordre de traitement, les fonctionnalités sont les suivantes :</text:p>
      <text:p text:style-name="P14"/>
      <text:list xml:id="list4486098310105958973" text:style-name="WWNum2">
        <text:list-item>
          <text:p text:style-name="P52">Positionnement</text:p>
        </text:list-item>
        <text:list-item>
          <text:p text:style-name="P52">Arbitrage</text:p>
        </text:list-item>
        <text:list-item>
          <text:p text:style-name="P52">Instruction</text:p>
        </text:list-item>
        <text:list-item>
          <text:p text:style-name="P52">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57">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58" svg:width="1.428cm" svg:height="2.936cm" draw:transform="rotate (1.5707963267949) translate (2.80105555555556cm 1.40405555555556cm)" svg:viewBox="0 0 1429 2937" svg:d="M0 0c820 0 1429 2937 1429 2937"><text:p/></draw:path><draw:path text:anchor-type="paragraph" draw:z-index="9" draw:name="Forme5" draw:style-name="gr2" draw:text-style-name="P58"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58"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57" svg:width="3.255cm" svg:height="1.244cm" svg:x="1.214cm" svg:y="-0.263cm"><text:p text:style-name="P57">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57">Instruction des</text:p><text:p text:style-name="P57">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58"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58" svg:x1="11.929cm" svg:y1="0.491cm" svg:x2="11.929cm" svg:y2="-0.303cm"><text:p/></draw:line></text:p>
      <text:p text:style-name="P14"><draw:custom-shape text:anchor-type="paragraph" draw:z-index="3" draw:name="Forme1" draw:style-name="gr1" svg:width="3.255cm" svg:height="1.244cm" svg:x="4.256cm" svg:y="-0.219cm"><text:p text:style-name="P57">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57">Instruction des</text:p><text:p text:style-name="P57">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58" svg:x1="11.85cm" svg:y1="0.459cm" svg:x2="11.85cm" svg:y2="-0.335cm"><text:p/></draw:line></text:p>
      <text:p text:style-name="P14"><draw:custom-shape text:anchor-type="paragraph" draw:z-index="5" draw:name="Forme1" draw:style-name="gr1" svg:width="3.255cm" svg:height="1.244cm" svg:x="10.236cm" svg:y="0.007cm"><text:p text:style-name="P57">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3">explicitons </text:span>ci-dessous que ce qu’impliquent tel ou tel choix dans le remplissage des formulaires.</text:p>
      <text:p text:style-name="P14"/>
      <text:p text:style-name="P14"/>
      <text:p text:style-name="P14"/>
      <text:p text:style-name="P14"/>
      <text:p text:style-name="P14"><text:s/></text:p>
      <text:list xml:id="list103601268071644" text:continue-list="list103601430860376" text:style-name="WWNum1">
        <text:list-item>
          <text:p text:style-name="P51"><text:soft-page-break/>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18">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103602281975057" text:continue-numbering="true" text:style-name="WWNum1">
        <text:list-item>
          <text:p text:style-name="P51">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7">A partir de la page d’accueil, s</text:span>électionnez votre bibliothèque <text:span text:style-name="T17">et </text:span>‘Positionnement’ <text:span text:style-name="T17">puis</text:span> validez.</text:p>
      <text:p text:style-name="P17"><text:tab/>Résultat : Liste des ressources en attente du positionnement <text:span text:style-name="T19">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19">du rang de votre collection.</text:span></text:p>
      <text:p text:style-name="P18"><text:tab/>Il est possible de <text:span text:style-name="T19">restreindre</text:span> <text:span text:style-name="T19">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5"><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9">).</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0">(collection mère)</text:span>. 4 si vous avez très peu d’éléments pour la collection. 2 et 3 pour des situations intermédiaires. L’ordre d’instruction des fiches suivra l’ordre de positionnement.</text:p>
      <text:p text:style-name="P14"><text:span text:style-name="T5">Attention</text:span> : La valeur est 4 par défaut.</text:p>
      <text:p text:style-name="P14"><draw:frame draw:style-name="fr3" draw:name="Image3" text:anchor-type="paragraph" svg:width="14.732cm" svg:height="8.243cm" draw:z-index="54"><draw:image xlink:href="Pictures/1000000000000690000003AC77769A216676F5EB.png" xlink:type="simple" xlink:show="embed" xlink:actuate="onLoad"/></draw:frame></text:p>
      <text:p text:style-name="P19"><text:tab/><text:span text:style-name="T22">Toutes les informations utiles et disponibles concernant les autres rattachements sont indiquées.</text:span></text:p>
      <text:p text:style-name="P19"><text:tab/>A ce <text:span text:style-name="T21">stade</text:span>, le lien cliquable (ppn) renvoie à la notice Sudoc qui <text:span text:style-name="T20">pourra</text:span> servir à vérifier les numéros précis de début et de fin de publication ainsi que les filiations.</text:p>
      <text:p text:style-name="P19"><text:tab/><text:span text:style-name="T69">Un lien vers l’outil </text:span>Périscope permet de visualiser et comparer <text:span text:style-name="T69">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0">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65">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5"><text:note text:id="ftn2" text:note-class="footnote"><text:note-citation>2</text:note-citation><text:note-body><text:p text:style-name="P47"><text:s/><text:span text:style-name="T67">Le rang n’est plus modifiable à partir du moment où une instruction a déjà été validée.</text:span></text:p></text:note-body></text:note></text:span><text:span text:style-name="T65">.</text:span></text:p>
      <text:p text:style-name="P14"/>
      <text:p text:style-name="P14"/>
      <text:list xml:id="list103601951061700" text:continue-numbering="true" text:style-name="WWNum1">
        <text:list-item>
          <text:p text:style-name="P51"><text:soft-page-break/>Arbitrage</text:p>
        </text:list-item>
      </text:list>
      <text:p text:style-name="P14"/>
      <text:p text:style-name="P14"><text:tab/>L’arbitrage est nécessaire dans deux cas :</text:p>
      <text:list xml:id="list103602514958375" text:continue-list="list4486098310105958973" text:style-name="WWNum2">
        <text:list-item>
          <text:p text:style-name="P52">Deux bibliothèques revendiquent la première position</text:p>
        </text:list-item>
        <text:list-item>
          <text:p text:style-name="P52">Toutes les bibliothèques ont pris position pour la ressource considérée, mais aucune n’a revendiqué la première position.</text:p>
        </text:list-item>
      </text:list>
      <text:p text:style-name="P27"/>
      <text:p text:style-name="P14"><text:tab/>Accès : <text:span text:style-name="T20">Dans la page d’accueil, s</text:span>électionnez votre bibliothèque <text:span text:style-name="T20">et</text:span> ‘Arbitrage’ <text:span text:style-name="T20">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1">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03602366535155" text:continue-list="list103601951061700" text:style-name="WWNum1">
        <text:list-item>
          <text:p text:style-name="P51">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1">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7"><draw:image xlink:href="Pictures/100002010000044B00000219C65445C28CAD54E7.png" xlink:type="simple" xlink:show="embed" xlink:actuate="onLoad"/></draw:frame></text:p>
      <text:p text:style-name="P14"><text:soft-page-break/><text:tab/><text:span text:style-name="T6">C’</text:span><text:span text:style-name="T7">est</text:span><text:span text:style-name="T6"> la seule </text:span><text:span text:style-name="T7">façon </text:span><text:span text:style-name="T6">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span text:style-name="T6"><text:tab/></text:span><text:span text:style-name="T70">Il est possible de restreindre la liste obtenue de diverses manièr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5"><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6"><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0"><draw:image xlink:href="Pictures/100002010000042800000306183CE2FEDB53D194.png" xlink:type="simple" xlink:show="embed" xlink:actuate="onLoad"/></draw:frame><text:soft-page-break/></text:p>
      <text:p text:style-name="P22"><text:tab/>Le cas échéant, un message alerte que la ligne <text:span text:style-name="T25">indiquée </text:span>ne peut <text:span text:style-name="T25">pas </text:span>être supprimée.</text:p>
      <text:p text:style-name="P20"><text:tab/>Une fois tous les éléments reliés saisis, indiquez que vous avez fini en cliquant sur le lien prévu à cet effet, puis confirme<text:span text:style-name="T25">z</text:span> en cochant et validant après avoir bien pris soin de vérifier l’exactitude des instructions :</text:p>
      <text:p text:style-name="P20"><draw:frame draw:style-name="fr2" draw:name="Image10" text:anchor-type="paragraph" svg:x="2.09cm" svg:y="-0.226cm" svg:width="14.732cm" svg:height="10.16cm" draw:z-index="18"><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3">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4">porte son visa ou invalide la fiche. Dans ce dernier cas, </text:span>l’administrateur de la base de données <text:span text:style-name="T24">sera informé :</text:span></text:p>
      <text:p text:style-name="P21"><draw:frame draw:style-name="fr3" draw:name="Image11" text:anchor-type="paragraph" svg:width="14.732cm" svg:height="10.716cm" draw:z-index="19"><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21"><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31">Relié en bon état &gt; Non relié en bon état &gt;</text:p>
      <text:p text:style-name="P31">Relié améliorable &gt;<text:span text:style-name="T4">Non relié mauvais état &gt;</text:span> (Rien)</text:p>
      <text:list xml:id="list103602188461160" text:continue-list="list103602514958375" text:style-name="WWNum2">
        <text:list-item>
          <text:p text:style-name="P52">N.B. 1 : Par « exception » on entend exception pour la forme considérée (reliée ou non-reliée) Ce n’est donc pas forcément une véritable lacune à la phase d’instruction des éléments reliés.</text:p>
        </text:list-item>
        <text:list-item>
          <text:p text:style-name="P52">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03600810689582" text:continue-list="list103602366535155" text:style-name="WWNum1">
        <text:list-item>
          <text:p text:style-name="P51">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5">Depuis la page d’accueil, s</text:span>électionnez <text:span text:style-name="T25">la</text:span> bibliothèque <text:span text:style-name="T25">et la fonction </text:span>‘Edition’ <text:span text:style-name="T25">puis</text:span> validez.</text:p>
      <text:p text:style-name="P14"><text:soft-page-break/><text:tab/><text:span text:style-name="T25">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6">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2"><draw:image xlink:href="Pictures/10000201000004280000034196D95412A0DD7A9A.png" xlink:type="simple" xlink:show="embed" xlink:actuate="onLoad"/></draw:frame></text:p>
      <text:p text:style-name="P14"><draw:frame draw:style-name="fr3" draw:name="Image15" text:anchor-type="paragraph" svg:width="14.732cm" svg:height="5.704cm" draw:z-index="23"><draw:image xlink:href="Pictures/10000201000004280000019CC83C13B06D08F8E6.png" xlink:type="simple" xlink:show="embed" xlink:actuate="onLoad"/></draw:frame></text:p>
      <text:p text:style-name="P14"><text:span text:style-name="T26"><text:tab/>L’édition de rapports soignés au format pdf est proposée, pour l’ensemble des ressources d’une liste ou par ressource sélectionnée ; dans ce dernier cas, c</text:span>liquez sur la ressource dont vous souhaitez édite<text:span text:style-name="T26">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4"><draw:image xlink:href="Pictures/10000000000004DF00000276EC46EC6938634BF1.png" xlink:type="simple" xlink:show="embed" xlink:actuate="onLoad"/></draw:frame></text:p>
      <text:p text:style-name="P24"/>
      <text:list xml:id="list103602355536319" text:continue-numbering="true" text:style-name="WWNum1">
        <text:list-item>
          <text:p text:style-name="P51">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103602010055434" text:continue-numbering="true" text:style-name="WWNum1">
        <text:list-item>
          <text:p text:style-name="P51">Rôle de l’administrateur de la base</text:p>
        </text:list-item>
      </text:list>
      <text:p text:style-name="P14"/>
      <text:p text:style-name="P14"><text:tab/>L’administrateur de la base est alerté par mail automatiquement <text:span text:style-name="T30">quand</text:span> une incohérence <text:span text:style-name="T30">est signalée </text:span>dans la fiche d’instruction.</text:p>
      <text:p text:style-name="P14"><text:tab/><text:span text:style-name="T61">L</text:span>’administrateur de la base devra modifier les enregistrements incriminés <text:span text:style-name="T61">à partir du site d’administration accessible à partir de la page d’accueil :</text:span></text:p>
      <text:p text:style-name="P14"><text:tab/>Pour une ressource considérée (un sid) il rep<text:span text:style-name="T30">é</text:span>rera les enregistrements instructions concernés, <text:span text:style-name="T30">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103602710753935" text:continue-list="list103602188461160" text:style-name="WWNum2">
        <text:list-item>
          <text:p text:style-name="P52">0 : état initial (ce n’est pas encore au tour de la bibliothèque d’instruire)</text:p>
        </text:list-item>
        <text:list-item>
          <text:p text:style-name="P52">1 : éléments reliés à instruire</text:p>
        </text:list-item>
        <text:list-item>
          <text:p text:style-name="P52">2 : éléments reliés instruits</text:p>
        </text:list-item>
        <text:list-item>
          <text:p text:style-name="P52"><text:soft-page-break/>3 : éléments non reliés à instruire</text:p>
        </text:list-item>
        <text:list-item>
          <text:p text:style-name="P52">4 : éléments non reliés instruits</text:p>
        </text:list-item>
      </text:list>
      <text:p text:style-name="P27"><text:span text:style-name="T8"><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03601813599145" text:continue-list="list103602010055434" text:style-name="WWNum1">
        <text:list-item>
          <text:p text:style-name="P51">Indicateurs</text:p>
        </text:list-item>
      </text:list>
      <text:p text:style-name="P14"/>
      <text:p text:style-name="P14"><text:tab/>Un tableau de bord est disponible <text:span text:style-name="T27">depuis la page d’accueil. L</text:span>a lecture des indicateurs étant triviale et ceux-ci pouvant être appelés à évoluer, nous ne le détaillons pas ici.</text:p>
      <text:p text:style-name="P14"/>
      <text:list xml:id="list103601762168220" text:continue-numbering="true" text:style-name="WWNum1">
        <text:list-item>
          <text:p text:style-name="P51">Contrôles</text:p>
        </text:list-item>
      </text:list>
      <text:p text:style-name="P12">Les actions intempestives appelées directement par l’url sont rejetées.</text:p>
      <text:list xml:id="list103601011901309" text:continue-numbering="true" text:style-name="WWNum1">
        <text:list-item>
          <text:p text:style-name="P51">Sécurité</text:p>
        </text:list-item>
      </text:list>
      <text:p text:style-name="P12">Toutes les actions impliquant des manipulations de données dans la base sont soumises à authentification.</text:p>
      <text:list xml:id="list103602491522620" text:continue-numbering="true" text:style-name="WWNum1">
        <text:list-item>
          <text:p text:style-name="P51">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6">Lorsque le contrôle est négatif, l’utilisateur est réorienté vers la page d’accueil générale.</text:span></text:p>
      <text:p text:style-name="P12">En dehors de cela, l’authentification n’est pas nécessaire.</text:p>
      <text:p text:style-name="P14"/>
      <text:list xml:id="list103602208697892" text:continue-numbering="true" text:style-name="WWNum1">
        <text:list-item>
          <text:p text:style-name="P51">Utilisateurs et groupes</text:p>
        </text:list-item>
      </text:list>
      <text:p text:style-name="P14"/>
      <text:p text:style-name="P28">Il y a 4 groupes d’utilisateurs :</text:p>
      <text:p text:style-name="P28"/>
      <text:list xml:id="list103600828168619" text:continue-list="list103602710753935" text:style-name="WWNum2">
        <text:list-item>
          <text:p text:style-name="P52">Extérieurs</text:p>
        </text:list-item>
        <text:list-item>
          <text:p text:style-name="P52"><text:soft-page-break/>Utilisateurs principaux (dont le validateur = « checker » n’est qu’un cas particulier, reconnu par son nom dans le code) <text:span text:style-name="T63">= Contacts dans les bibliothèques.</text:span></text:p>
        </text:list-item>
        <text:list-item>
          <text:p text:style-name="P52">Administrateur de la base</text:p>
        </text:list-item>
        <text:list-item>
          <text:p text:style-name="P52">Administrateur du site</text:p>
        </text:list-item>
      </text:list>
      <text:p text:style-name="P3"/>
      <text:p text:style-name="P13">A chacun de ces groupes correspondent des droits qui lui sont propres ; dans l’ordre des droits croissants :</text:p>
      <text:list xml:id="list103601653184888" text:continue-numbering="true" text:style-name="WWNum2">
        <text:list-item>
          <text:p text:style-name="P52">Extérieurs : Accès à toutes les pages où aucune action n’aboutit à une modification cruciale dans la base de données ; les accès aux listes et au tableau de bord sont autorisés sans authentification.</text:p>
        </text:list-item>
        <text:list-item>
          <text:p text:style-name="P52">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52">Administrateur de la base : Peut modifier les instructions et les enregistrements dans la base de données via l’interface d’administration (accès depuis la page d’accueil).</text:p>
        </text:list-item>
        <text:list-item>
          <text:p text:style-name="P53">Administrateur du site : Peut<text:span text:style-name="T62"> activer, désactiver, ajouter, supprimer ou modifier les utilisateurs, les motifs d’exclusion, </text:span>modifier les <text:span text:style-name="T62">bibliothèques, ajouter, modifier ou supprimer l’adresse d’expéditeur des mails génériques</text:span><text:span text:style-name="T62"><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6">er</text:span><text:span text:style-name="T3"> administrateur de la base de données qui sera utilisée.</text:span></text:p></text:note-body></text:note></text:span><text:span text:style-name="T62"> et modifier le nom du projet via l’interface d’administration (accès depuis la page d’accueil).</text:span></text:p>
        </text:list-item>
      </text:list>
      <text:p text:style-name="P27"/>
      <text:p text:style-name="P27"/>
      <text:list xml:id="list103601936901902" text:continue-list="list103602208697892" text:style-name="WWNum1">
        <text:list-item>
          <text:p text:style-name="P51">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7">binaires</text:span> en .mo)</text:p>
      <text:p text:style-name="P12">Le changement de langue est accessible à partir d’un lien en page d’accueil <text:span text:style-name="T27">(Pour l’instant, l’anglais et l’allemand sont disponibles en mode expérimental).</text:span></text:p>
      <text:p text:style-name="P50">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43"><text:span text:style-name="T8">This guide does not include information about application deployment and contextual settings </text:span><text:span text:style-name="T9">(see Deployment_and_Setting_Documentation)</text:span></text:p>
      <text:p text:style-name="P32"/>
      <text:p text:style-name="P6">1. General <text:span text:style-name="T31">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11">eplouribousse</text:span> app helps librarians to deal with serials deduplication in a library set.</text:p>
      <text:p text:style-name="P32"><text:span text:style-name="T11">eplouribousse</text:span> is the Froggies form for the Latin E PLVRIBVS VNVM whose literal translation would be "Of many, one". <text:span text:style-name="T11">Eplouribousse</text:span> helps you to achieve making a good collection, i.e. as complete and bounded as possible, from scattered elements available in a set of libraries.</text:p>
      <text:p text:style-name="P34">Note that <text:span text:style-name="T11">eplouribousse</text:span> <text:span text:style-name="T32">has been initially developed in a french academic library context, so you may meet some terms related to this context. It should not be a fatal issue.</text:span></text:p>
      <text:p text:style-name="P32"/>
      <text:p text:style-name="P6">2. Principles <text:span text:style-name="T33">(library policy)</text:span></text:p>
      <text:p text:style-name="P32">We start from the following <text:span text:style-name="T33">library </text:span>policy hypothesis: <text:span text:style-name="T28">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4">(</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1">eplouribousse</text:span> take these cases into account.</text:p>
      <text:p text:style-name="P32"><text:span text:style-name="T11">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5">st</text:span> rank. At this stage, it is also possible to declare not to involve the collection. The grounds for non-participation depend on the situations; let's mention here as an example the legal deposit (<text:span text:style-name="T37">administrators </text:span>may be settled these reasons at any time<text:note text:id="ftn5" text:note-class="footnote"><text:note-citation>5</text:note-citation><text:note-body><text:p text:style-name="P54"><text:span text:style-name="footnote_20_reference"><text:span text:style-name="T8"><text:s/></text:span></text:span><text:span text:style-name="T8">Database needs to be updated.</text:span></text:p></text:note-body></text:note>)</text:p>
      <text:p text:style-name="P32">We have just given the definition of what is a candidate to deduplication: Any publication <text:span text:style-name="T34">for</text:span> which at least two libraries hold some elements.</text:p>
      <text:p text:style-name="P32">By publication, we mean a serial identified by a unique identifier (Serial Identifier) <text:span text:style-name="T38">t</text:span>hat does not always correspond, and not even generally, to the collection as of the librarians mean it. <text:span text:style-name="T5">Doing the way </text:span><text:span text:style-name="T14">eplouribousse</text:span><text:span text:style-name="T5">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6">3. Legal aspects (data reuse)</text:p>
      <text:p text:style-name="P32"><text:span text:style-name="T39">D</text:span>ata must be legally enforceable. Data from the original <text:span text:style-name="T13">e</text:span><text:span text:style-name="T11">plouribousse</text:span> application is recovered from the French academic library catalog Sudoc; unless otherwise stated, they are freely reusable (Etalab License)</text:p>
      <text:p text:style-name="P32">For any other instance of <text:span text:style-name="T13">e</text:span><text:span text:style-name="T11">plouribousse</text:span>, it will be necessary to ensure that the re-use of the dataset is legal.</text:p>
      <text:p text:style-name="P32"/>
      <text:p text:style-name="P6">4. Overview of Features</text:p>
      <text:p text:style-name="P32">In the order of processing, the features are as follows:</text:p>
      <text:p text:style-name="P35">- Positioning</text:p>
      <text:p text:style-name="P35">- Arbitration</text:p>
      <text:p text:style-name="P35">- Instruction</text:p>
      <text:p text:style-name="P35">- Edition</text:p>
      <text:p text:style-name="P32"><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6"/>
      <text:p text:style-name="P26"/>
      <text:p text:style-name="P26"><draw:custom-shape text:anchor-type="paragraph" draw:z-index="27" draw:name="Forme1" draw:style-name="gr1" draw:text-style-name="P57" svg:width="3.255cm" svg:height="1.244cm" svg:x="5.87cm" svg:y="-0.182cm"><text:p text:style-name="P57">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33" draw:name="Forme2" draw:style-name="gr2" draw:text-style-name="P58" svg:width="1.428cm" svg:height="2.936cm" draw:transform="rotate (1.5707963267949) translate (2.80105555555556cm 1.40405555555556cm)" svg:viewBox="0 0 1429 2937" svg:d="M0 0c820 0 1429 2937 1429 2937"><text:p/></draw:path><draw:path text:anchor-type="paragraph" draw:z-index="36" draw:name="Forme5" draw:style-name="gr2" draw:text-style-name="P58" svg:width="2.013cm" svg:height="2.598cm" draw:transform="rotate (1.62210900680353) translate (9.38667066794726cm 1.90776752347653cm)" svg:viewBox="0 0 2014 2599" svg:d="M0 2599c1033 0 2014-2599 2014-2599"><text:p/></draw:path></text:p>
      <text:p text:style-name="P26"/>
      <text:p text:style-name="P26"><draw:path text:anchor-type="paragraph" draw:z-index="35" draw:name="Forme4" draw:style-name="gr2" draw:text-style-name="P58"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28" draw:name="Forme1" draw:style-name="gr1" draw:text-style-name="P57" svg:width="3.255cm" svg:height="1.244cm" svg:x="1.214cm" svg:y="-0.263cm"><text:p text:style-name="P57">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29" draw:name="Forme1" draw:style-name="gr1" draw:text-style-name="P57" svg:width="3.255cm" svg:height="1.244cm" svg:x="10.262cm" svg:y="-0.353cm"><text:p text:style-name="P57">Instruction</text:p><text:p text:style-name="P57">(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34" draw:name="Forme3" draw:style-name="gr2" draw:text-style-name="P58" svg:width="1.547cm" svg:height="1.445cm" draw:transform="rotate (3.0457740776553) translate (4.04459722222221cm 1.3652499999999cm)" svg:viewBox="0 0 1548 1446" svg:d="M0 0c1382 0 1548 1446 1548 1446"><text:p/></draw:path></text:p>
      <text:p text:style-name="P26"><draw:line text:anchor-type="paragraph" draw:z-index="37" draw:name="Forme6" draw:style-name="gr2" draw:text-style-name="P58" svg:x1="11.929cm" svg:y1="0.491cm" svg:x2="11.929cm" svg:y2="-0.303cm"><text:p/></draw:line></text:p>
      <text:p text:style-name="P26"><draw:custom-shape text:anchor-type="paragraph" draw:z-index="30" draw:name="Forme1" draw:style-name="gr1" draw:text-style-name="P57" svg:width="3.255cm" svg:height="1.244cm" svg:x="4.256cm" svg:y="-0.219cm"><text:p text:style-name="P57">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1" draw:name="Forme1" draw:style-name="gr1" draw:text-style-name="P57" svg:width="3.255cm" svg:height="1.244cm" svg:x="10.209cm" svg:y="-0.282cm"><text:p text:style-name="P57">Instruction</text:p><text:p text:style-name="P57">(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38" draw:name="Forme6" draw:style-name="gr2" draw:text-style-name="P58" svg:x1="11.85cm" svg:y1="0.459cm" svg:x2="11.85cm" svg:y2="-0.335cm"><text:p/></draw:line></text:p>
      <text:p text:style-name="P26"><draw:custom-shape text:anchor-type="paragraph" draw:z-index="32" draw:name="Forme1" draw:style-name="gr1" draw:text-style-name="P57" svg:width="3.255cm" svg:height="1.244cm" svg:x="10.236cm" svg:y="0.007cm"><text:p text:style-name="P57">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5"/>
      <text:p text:style-name="P32">How to use the forms should not be a problem; we therefore only give some explanations or draw attention to the implications of this or that choice in filling forms.</text:p>
      <text:p text:style-name="P32"><text:s/></text:p>
      <text:p text:style-name="P6">5. <text:span text:style-name="T40">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2"> </text:span>back <text:span text:style-name="T42">to previous page </text:span>arrow <text:span text:style-name="T42">of your browser</text:span>)</text:p>
      <text:p text:style-name="P34"><draw:frame draw:style-name="fr4" draw:name="Image9" text:anchor-type="paragraph" svg:width="16.002cm" svg:height="10.331cm" draw:z-index="39"><draw:image xlink:href="Pictures/1000020100000428000002AF01955D31F5DB17E0.png" xlink:type="simple" xlink:show="embed" xlink:actuate="onLoad"/></draw:frame><text:soft-page-break/>(Note the project name)</text:p>
      <text:p text:style-name="P36">From this homepage, you may access to the dashboard, the user manual, password change, administration or access to change language page.</text:p>
      <text:p text:style-name="P6"/>
      <text:p text:style-name="P6">6. Positioning</text:p>
      <text:p text:style-name="P32">This step is necessary before any other. <text:span text:style-name="T43">F</text:span>ollowing features become relevant <text:span text:style-name="T43">o</text:span>nly once all the libraries <text:span text:style-name="T43">have</text:span> positioned <text:span text:style-name="T43">their collection.</text:span></text:p>
      <text:p text:style-name="P32">Access: Select your library, select ‘Positioning’ and confirm.</text:p>
      <text:p text:style-name="P32">Result: List of resources waiting for positioning <text:span text:style-name="T43">(for </text:span>your library<text:span text:style-name="T43">):</text:span></text:p>
      <text:p text:style-name="P32"><draw:frame draw:style-name="fr4" draw:name="Image18" text:anchor-type="paragraph" svg:width="16.002cm" svg:height="10.331cm" draw:z-index="40"><draw:image xlink:href="Pictures/1000020100000428000002AFF9F2916E793DE6ED.png" xlink:type="simple" xlink:show="embed" xlink:actuate="onLoad"/></draw:frame><text:soft-page-break/></text:p>
      <text:p text:style-name="P32">Click on the link (<text:span text:style-name="T44">Serial ID</text:span>) to access the input form:</text:p>
      <text:p text:style-name="P32"/>
      <text:p text:style-name="P32"><text:span text:style-name="T43">At initial state</text:span>, the indicated positioning is 99; you can choose to exclude your collection for any of the reasons from the drop-down list<text:note text:id="ftn6" text:note-class="footnote"><text:note-citation>6</text:note-citation><text:note-body><text:p text:style-name="P56"><text:s/><text:span text:style-name="T43">A</text:span>dministrator <text:span text:style-name="T43">may </text:span>modif<text:span text:style-name="T43">y this list (Database update is necessary)</text:span></text:p></text:note-body></text:note>. Otherwise, you have to position your <text:span text:style-name="T45">collection</text:span> in a scale of 1 to 4: 1 if you have the most important collection and this collection is felt to be the one to which the elements of other collections will be added to improve it or 'enrich <text:span text:style-name="T45">(mother collection)</text:span> 4 if you have very few items for the collection. 2 and 3 for intermediate situations. The instruction order of the cards will follow the order of positioning.</text:p>
      <text:p text:style-name="P44">At this level, the clickable link (<text:span text:style-name="T44">Serial ID</text:span>) refers to the Sudoc record which should be used to check the exact numbers of the beginning and end of publication as well as the filiations. <text:span text:style-name="T45">A link to the Periscope tool allows you to view and compare the collection states.</text:span><text:span text:style-name="T46"> (french instance)</text:span></text:p>
      <text:p text:style-name="P32">It is possible to leave a comment in one or the other of the aforementioned cases (note that you can widen the window of entry of the comment by activating the corner in bottom right)</text:p>
      <text:p text:style-name="P34">NB: The connection is necessary to indicate the rank of a collection; a connection indicator appears at the top left (with the possibility of disconnecting) <text:tab/>The connection is required for all the other crucial actions: Instruction, cancellation of an instruction line, statement of end of instruction.</text:p>
      <text:p text:style-name="P34"><text:soft-page-break/></text:p>
      <text:p text:style-name="P41"><draw:frame draw:style-name="fr5" draw:name="Image19" text:anchor-type="paragraph" svg:width="16.002cm" svg:height="10.746cm" draw:z-index="53"><draw:image xlink:href="Pictures/100002010000050E00000365D9A6032A686B9DA0.png" xlink:type="simple" xlink:show="embed" xlink:actuate="onLoad"/></draw:frame>After validation, the return to the list is automatic; it recalls the last positioning performed (<text:span text:style-name="T66">if </text:span>during the same session) You may access to the list of collections for which the positioning is still modifiable (click on link)<text:note text:id="ftn7" text:note-class="footnote"><text:note-citation>7</text:note-citation><text:note-body><text:p text:style-name="P48"><text:s/><text:span text:style-name="T68">You may modify a rank untill the first effective instruction.</text:span></text:p></text:note-body></text:note></text:p>
      <text:p text:style-name="P6">7. Arbitration</text:p>
      <text:p text:style-name="P32">Arbitration is necessary in two cases: Two libraries claim the first position or all libraries have taken a position, but none has claimed the first <text:span text:style-name="T47">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41"><draw:image xlink:href="Pictures/100002010000042800000254CA2D8F5512609DDC.png" xlink:type="simple" xlink:show="embed" xlink:actuate="onLoad"/></draw:frame><text:soft-page-break/></text:p>
      <text:p text:style-name="P32">Expected action: Revision of the positioning. If necessary, click on the link (<text:span text:style-name="T44">Serial ID</text:span>) to call up your positioning sheet and follow the procedure already described.</text:p>
      <text:p text:style-name="P37">Note that the arbitrations cases are shown; you can limit to the restricted lists and even filter to get a list of arbitration cases with another involved library:</text:p>
      <text:p text:style-name="P37"><draw:frame draw:style-name="fr5" draw:name="Image21" text:anchor-type="paragraph" svg:width="16.002cm" svg:height="5.683cm" draw:z-index="42"><draw:image xlink:href="Pictures/10000201000004280000017A64E6CAE38B89167E.png" xlink:type="simple" xlink:show="embed" xlink:actuate="onLoad"/></draw:frame></text:p>
      <text:p text:style-name="P6">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8"><draw:frame draw:style-name="fr5" draw:name="Image22" text:anchor-type="paragraph" svg:width="16.002cm" svg:height="6.948cm" draw:z-index="43"><draw:image xlink:href="Pictures/1000020100000428000001CE2A76AD97A8DC2EF9.png" xlink:type="simple" xlink:show="embed" xlink:actuate="onLoad"/></draw:frame><text:soft-page-break/>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42">You may filter the list in various ways.</text:p>
      <text:p text:style-name="P32"><text:span text:style-name="T40">How to instruct the</text:span> resultant: Start by pointing out the <text:span text:style-name="T48">bounded</text:span> elements of your collection. <text:span text:style-name="T49">Put it in the appropriate boxes : </text:span>continuous segments <text:span text:style-name="T49">or single elements in ‘segment’ box; enhanceable element is an element which can be replaced with a better one.</text:span></text:p>
      <text:p text:style-name="P32">Indicate the line below which you want to insert the new line (‘<text:span text:style-name="T49">segment’ </text:span>logical order: chronological or by number)</text:p>
      <text:p text:style-name="P32">The last instructed line is integrated and highlighted:</text:p>
      <text:p text:style-name="P32"><draw:frame draw:style-name="fr4" draw:name="Image23" text:anchor-type="paragraph" svg:width="16.002cm" svg:height="8.737cm" draw:z-index="44"><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50">appropriate </text:span>link, then return to the input form as <text:span text:style-name="T51">you’re invited to </text:span>after deletion. It is possible to delete a row only for the account of its own collection and for the state being instructed (<text:span text:style-name="T52">bound</text:span> or not-<text:span text:style-name="T52">bound</text:span>) The lines that can be deleted are distinguished from the lines that can not be deleted. In this case, an alert message indicates that the line <text:span text:style-name="T53">can</text:span> not be deleted:</text:p>
      <text:p text:style-name="P39"><draw:frame draw:style-name="fr4" draw:name="Image25" text:anchor-type="paragraph" svg:width="16.002cm" svg:height="9.197cm" draw:z-index="46"><draw:image xlink:href="Pictures/10000201000005670000031B94BF7D2A35DB3865.png" xlink:type="simple" xlink:show="embed" xlink:actuate="onLoad"/></draw:frame></text:p>
      <text:p text:style-name="P32"><text:soft-page-break/>Once all the related elements have been entered, indicate that you have finished by clicking on the <text:span text:style-name="T51">appropriate </text:span>link, then confirm by checking and validating after taking good care to verify the accuracy of the instructions:</text:p>
      <text:p text:style-name="P39"><draw:frame draw:style-name="fr4" draw:name="Image26" text:anchor-type="paragraph" svg:width="16.002cm" svg:height="8.737cm" draw:z-index="47"><draw:image xlink:href="Pictures/1000020100000558000002EB00ED82BB0DD7BEE6.png" xlink:type="simple" xlink:show="embed" xlink:actuate="onLoad"/></draw:frame></text:p>
      <text:p text:style-name="P32">The next library contact<text:note text:id="ftn8" text:note-class="footnote"><text:note-citation>8</text:note-citation><text:note-body><text:p text:style-name="Footnote"><text:s/><text:span text:style-name="T63">Or next contacts (they may be up to three contacts per library)</text:span></text:p></text:note-body></text:note> will automatically receive a message warning him that his turn has come to instruct. The instruction is done in two cycles, the first for the <text:span text:style-name="T51">bound</text:span> elements, the second for the <text:span text:style-name="T51">unbound</text:span> elements. At the end of each cycle, the administrator checks that there is no inconsistency: If there is none, he <text:span text:style-name="T51">validates. </text:span>If the card contains inconsistencies, <text:span text:style-name="T51">he informs </text:span>the <text:span text:style-name="T51">database </text:span>administrator <text:span text:style-name="T51">(checking the appropriate radio button):</text:span></text:p>
      <text:p text:style-name="P39"><draw:frame draw:style-name="fr4" draw:name="Image27" text:anchor-type="paragraph" svg:width="16.002cm" svg:height="8.747cm" draw:z-index="48"><draw:image xlink:href="Pictures/1000020100000567000002F4CA3C49006253346C.png" xlink:type="simple" xlink:show="embed" xlink:actuate="onLoad"/></draw:frame><text:soft-page-break/></text:p>
      <text:p text:style-name="P32">When a library completes something that was previously carried by another library as an exception or an <text:span text:style-name="T51">enhanceable</text:span> element, and only in those cases, the name of that other library must be entered in the input box provided for this purpose. This ensures an optimal edition of the results when the time comes (see edition):</text:p>
      <text:p text:style-name="P32"><draw:frame draw:style-name="fr4" draw:name="Image24" text:anchor-type="paragraph" svg:width="16.002cm" svg:height="8.737cm" draw:z-index="45"><draw:image xlink:href="Pictures/1000020100000558000002EB2AD06B701C1898A2.png" xlink:type="simple" xlink:show="embed" xlink:actuate="onLoad"/></draw:frame>The order of improvement of the elements contributing to the resulting collection is as follows:</text:p>
      <text:p text:style-name="P30"><text:span text:style-name="T55">Bound</text:span><text:span text:style-name="T54"> in good condition &gt; Not </text:span><text:span text:style-name="T55">bound</text:span><text:span text:style-name="T54"> in good condition &gt;</text:span></text:p>
      <text:p text:style-name="P30"><text:span text:style-name="T55">Bound in poor condition</text:span><text:span text:style-name="T54"> &gt;</text:span><text:span text:style-name="T55"> </text:span><text:span text:style-name="T56">Not bound in poor condition &gt; </text:span><text:span text:style-name="T54">(Nothing)</text:span></text:p>
      <text:p text:style-name="P32"><text:soft-page-break/>- NB 1: "Exception" means exception for the considered form (<text:span text:style-name="T51">bound</text:span> or un<text:span text:style-name="T51">bound</text:span>) This is not necessarily a real gap in the <text:span text:style-name="T51">bound</text:span> phase <text:span text:style-name="T51">of instruction</text:span>.</text:p>
      <text:p text:style-name="P32">- N.B. 2: By ‘<text:span text:style-name="T51">enhanceable’</text:span>, we <text:span text:style-name="T51">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6">9. <text:span text:style-name="T41">Edition</text:span></text:p>
      <text:p text:style-name="P32">The edition is only possible for fully instructed resources.</text:p>
      <text:p text:style-name="P32">Access: Select your library <text:span text:style-name="T57">and</text:span> ‘edit’ <text:span text:style-name="T57">and confirm.</text:span></text:p>
      <text:p text:style-name="P32"/>
      <text:p text:style-name="P40">You shall first get the list of editable resources with distinction between the cases : Your collection is or is not the mother collection; you can limit list at each case:</text:p>
      <text:p text:style-name="P40"><draw:frame draw:style-name="fr4" draw:name="Image28" text:anchor-type="paragraph" svg:width="16.002cm" svg:height="8.747cm" draw:z-index="49"><draw:image xlink:href="Pictures/1000020100000567000002F4C3898432319B5619.png" xlink:type="simple" xlink:show="embed" xlink:actuate="onLoad"/></draw:frame>You may also filter with another library collection:</text:p>
      <text:p text:style-name="P40"><draw:frame draw:style-name="fr4" draw:name="Image29" text:anchor-type="paragraph" svg:width="16.002cm" svg:height="6.521cm" draw:z-index="50"><draw:image xlink:href="Pictures/10000201000003FF000001A1D9C07CB87A6BA725.png" xlink:type="simple" xlink:show="embed" xlink:actuate="onLoad"/></draw:frame><text:soft-page-break/>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6"><draw:frame draw:style-name="fr2" draw:name="Image30" text:anchor-type="paragraph" svg:x="0.016cm" svg:y="1.799cm" svg:width="16.002cm" svg:height="11.074cm" draw:z-index="51"><draw:image xlink:href="Pictures/10000201000003FF000002C4D12832EA9695089D.png" xlink:type="simple" xlink:show="embed" xlink:actuate="onLoad"/></draw:frame></text:p>
      <text:p text:style-name="P6"/>
      <text:p text:style-name="P6"><text:soft-page-break/></text:p>
      <text:p text:style-name="P6"><text:tab/><text:span text:style-name="T58">You can get neat pdf reports (set or single report) like this:</text:span></text:p>
      <text:p text:style-name="P6"><draw:frame draw:style-name="fr5" draw:name="Image31" text:anchor-type="paragraph" svg:width="16.002cm" svg:height="8.047cm" draw:z-index="52"><draw:image xlink:href="Pictures/100000000000040E0000020A7EA8F3BE87DA3D73.png" xlink:type="simple" xlink:show="embed" xlink:actuate="onLoad"/></draw:frame></text:p>
      <text:p text:style-name="P29"/>
      <text:p text:style-name="P29">10. Search in lists</text:p>
      <text:p text:style-name="P32">It may be useful to <text:span text:style-name="T59">look for</text:span> an occurrence in <text:span text:style-name="T59">case of large </text:span>lists (resources waiting for positioning, resources whose instruction can begin, resources whose result can be edited)</text:p>
      <text:p text:style-name="P32">For this, <text:span text:style-name="T59">the best way is</text:span> to use the search function of <text:span text:style-name="T59">your</text:span> browser.</text:p>
      <text:p text:style-name="P32"/>
      <text:p text:style-name="P6">12. Role of the database administrator</text:p>
      <text:p text:style-name="P32">The database administrator is alerted by an email <text:span text:style-name="T60">in case of </text:span>inconsistency in the instruction sheet.</text:p>
      <text:p text:style-name="P33">The database administrator will have to modify the incriminated recordings <text:span text:style-name="T61">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Once done, it will be possible to assign the new statuses to the attachment records (template: ItemRecord) and change them from status = 6 to status = 0, 1, 2, 3 or 4 according to the following considerations:</text:p>
      <text:p text:style-name="P32"><text:soft-page-break/>If there is no ‘<text:span text:style-name="T60">Checker’</text:span> <text:span text:style-name="T60">instruction</text:span> yet, the possible statuses can only be 0, 1 or 2</text:p>
      <text:p text:style-name="P32">If there is already a ‘<text:span text:style-name="T60">Checker’</text:span> <text:span text:style-name="T60">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2">The report of an anomaly by the ‘<text:span text:style-name="T60">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For information, the status 5 is assigned to all the attachment records once the ‘<text:span text:style-name="T60">Checker’</text:span> has provided his compliance visa at the end of the <text:span text:style-name="T60">two</text:span> cycle<text:span text:style-name="T60">s</text:span> of <text:span text:style-name="T60">instruction</text:span>.</text:p>
      <text:p text:style-name="P32"/>
      <text:p text:style-name="P6">13. Indicators</text:p>
      <text:p text:style-name="P32">A dashboard is available <text:span text:style-name="T60">from a link in the homepage.</text:span></text:p>
      <text:p text:style-name="P32"><text:span text:style-name="T60">I</text:span>ndicators <text:span text:style-name="T60">are</text:span> trivial, they may <text:span text:style-name="T60">be more in the future</text:span>, <text:span text:style-name="T60">so </text:span>we do not detail here.</text:p>
      <text:p text:style-name="P6"/>
      <text:p text:style-name="P6">14. Security</text:p>
      <text:p text:style-name="P32">All actions involving data manipulation <text:span text:style-name="T60">need</text:span> authentication.</text:p>
      <text:p text:style-name="P6"/>
      <text:p text:style-name="P6">15. Authentication</text:p>
      <text:p text:style-name="P32">An identifier and a password are assigned by the administrator of the site; the user can then change the password from the ad-hoc link on the home page.</text:p>
      <text:p text:style-name="P32">Authentication is required automatically for any sensitive action (database data changes). A check is made on the email address (the user email and the email of the correspondent for the library must be the same) <text:span text:style-name="T6">If the control is negative, the user is redirected to the general homepage.</text:span></text:p>
      <text:p text:style-name="P32"><text:soft-page-break/>Apart from this, authentication is not required.</text:p>
      <text:p text:style-name="P32"/>
      <text:p text:style-name="P6">16. Users and groups</text:p>
      <text:p text:style-name="P32">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2">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64">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2">Can activate, desactivate, add, delete or change users, exclusions, change libraries, add, change or delete generic sender mail</text:span><text:span text:style-name="T62"><text:note text:id="ftn10" text:note-class="footnote"><text:note-citation>10</text:note-citation><text:note-body><text:p text:style-name="P46"><text:s/>This email address should be preferably a no-reply @… , otherwise a webmaster @… type; however, if no generic email address is given, the 1st database administrator’s address shall be used.</text:p></text:note-body></text:note></text:span><text:span text:style-name="T62"> <text:s/>and modify project name via the administration interface (access from the home page)</text:span></text:p>
      <text:p text:style-name="P6"/>
      <text:p text:style-name="P6">17. Languages</text:p>
      <text:p text:style-name="P32">The application uses gettext for translation into other languages. French is the language of origin.</text:p>
      <text:p text:style-name="P32">Two other languages ​​are currently proposed on an experimental basis; English and German.</text:p>
      <text:p text:style-name="P32"><text:soft-page-break/>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4c9e3d"/>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16/04</text:span>/20<text:span text:style-name="MT3">20</text:span><text:tab/><text:page-number text:select-page="current">3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70</meta:editing-cycles>
    <meta:print-date>2019-04-11T07:17:00</meta:print-date>
    <meta:creation-date>2018-04-04T11:57:00</meta:creation-date>
    <dc:date>2020-04-16T10:36:00.037649084</dc:date>
    <meta:editing-duration>PT17H20M9S</meta:editing-duration>
    <meta:generator>LibreOffice/5.1.6.2$Linux_x86 LibreOffice_project/10m0$Build-2</meta:generator>
    <meta:document-statistic meta:table-count="1" meta:image-count="31" meta:object-count="0" meta:page-count="34" meta:paragraph-count="258" meta:word-count="5867" meta:character-count="37145" meta:non-whitespace-character-count="314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